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fo:language="en" fo:country="IE"/>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fo:language="en" fo:country="IE"/>
    </style:style>
    <style:style style:name="P3" style:parent-style-name="Normal" style:family="paragraph">
      <style:paragraph-properties fo:text-align="center"/>
      <style:text-properties fo:font-weight="bold" style:font-weight-asian="bold" style:text-underline-type="single" style:text-underline-style="solid" style:text-underline-width="auto" style:text-underline-mode="continuous" fo:language="en" fo:country="IE"/>
    </style:style>
    <style:style style:name="P4" style:parent-style-name="ListParagraph" style:list-style-name="LFO1" style:family="paragraph">
      <style:text-properties fo:language="en" fo:country="IE"/>
    </style:style>
    <style:style style:name="P5" style:parent-style-name="ListParagraph" style:list-style-name="LFO1" style:family="paragraph">
      <style:text-properties fo:language="en" fo:country="IE"/>
    </style:style>
    <style:style style:name="P6" style:parent-style-name="ListParagraph" style:list-style-name="LFO1" style:family="paragraph">
      <style:text-properties fo:language="en" fo:country="IE"/>
    </style:style>
    <style:style style:name="P7" style:parent-style-name="ListParagraph" style:list-style-name="LFO1" style:family="paragraph">
      <style:text-properties fo:language="en" fo:country="IE"/>
    </style:style>
    <style:style style:name="P8" style:parent-style-name="ListParagraph" style:list-style-name="LFO1" style:family="paragraph">
      <style:text-properties fo:language="en" fo:country="IE"/>
    </style:style>
    <style:style style:name="P9" style:parent-style-name="ListParagraph" style:list-style-name="LFO1" style:family="paragraph">
      <style:text-properties fo:language="en" fo:country="IE"/>
    </style:style>
    <style:style style:name="P10" style:parent-style-name="ListParagraph" style:list-style-name="LFO1" style:family="paragraph">
      <style:text-properties fo:language="en" fo:country="IE"/>
    </style:style>
    <style:style style:name="P11" style:parent-style-name="ListParagraph" style:family="paragraph">
      <style:paragraph-properties fo:margin-left="1in">
        <style:tab-stops/>
      </style:paragraph-properties>
      <style:text-properties fo:language="en" fo:country="IE"/>
    </style:style>
    <style:style style:name="P12" style:parent-style-name="ListParagraph" style:list-style-name="LFO4" style:family="paragraph">
      <style:text-properties fo:language="en" fo:country="IE"/>
    </style:style>
    <style:style style:name="P13" style:parent-style-name="ListParagraph" style:list-style-name="LFO4" style:family="paragraph">
      <style:text-properties fo:language="en" fo:country="IE"/>
    </style:style>
    <style:style style:name="P14" style:parent-style-name="ListParagraph" style:list-style-name="LFO4" style:family="paragraph">
      <style:text-properties fo:language="en" fo:country="IE"/>
    </style:style>
    <style:style style:name="P15" style:parent-style-name="ListParagraph" style:list-style-name="LFO4" style:family="paragraph">
      <style:text-properties fo:language="en" fo:country="IE"/>
    </style:style>
    <style:style style:name="P16" style:parent-style-name="ListParagraph" style:list-style-name="LFO4" style:family="paragraph">
      <style:text-properties fo:language="en" fo:country="IE"/>
    </style:style>
    <style:style style:name="P17" style:parent-style-name="ListParagraph" style:list-style-name="LFO4" style:family="paragraph">
      <style:text-properties fo:language="en" fo:country="IE"/>
    </style:style>
    <style:style style:name="P18" style:parent-style-name="ListParagraph" style:list-style-name="LFO4" style:family="paragraph">
      <style:text-properties fo:language="en" fo:country="IE"/>
    </style:style>
    <style:style style:name="P19" style:parent-style-name="ListParagraph" style:list-style-name="LFO4" style:family="paragraph">
      <style:text-properties fo:language="en" fo:country="IE"/>
    </style:style>
    <style:style style:name="P20" style:parent-style-name="ListParagraph" style:list-style-name="LFO4" style:family="paragraph">
      <style:text-properties fo:language="en" fo:country="IE"/>
    </style:style>
    <style:style style:name="P21" style:parent-style-name="Normal" style:family="paragraph">
      <style:text-properties fo:language="en" fo:country="IE"/>
    </style:style>
    <style:style style:name="P22" style:parent-style-name="ListParagraph" style:list-style-name="LFO4" style:family="paragraph">
      <style:text-properties fo:language="en" fo:country="IE"/>
    </style:style>
    <style:style style:name="P23" style:parent-style-name="ListParagraph" style:family="paragraph">
      <style:text-properties fo:language="en" fo:country="IE"/>
    </style:style>
    <style:style style:name="P24" style:parent-style-name="ListParagraph" style:family="paragraph">
      <style:text-properties fo:language="en" fo:country="IE"/>
    </style:style>
    <style:style style:name="T25" style:parent-style-name="DefaultParagraphFont" style:family="text">
      <style:text-properties fo:language="en" fo:country="IE"/>
    </style:style>
  </office:automatic-styles>
  <office:body>
    <office:text text:use-soft-page-breaks="true">
      <text:p text:style-name="P1">Damian Nolan</text:p>
      <text:p text:style-name="P2">Procedural Programming Project</text:p>
      <text:p text:style-name="P3">Snakes And Ladders</text:p>
      <text:list text:style-name="LFO1" text:continue-numbering="true">
        <text:list-item>
          <text:p text:style-name="P4">The Program structure I chose is based around 1 main while() loop and a switch() statement inside</text:p>
        </text:list-item>
        <text:list-item>
          <text:p text:style-name="P5">When the program runs the user is prompted to type<text:s/></text:p>
          <text:list text:continue-numbering="true">
            <text:list-item>
              <text:p text:style-name="P6">1 for New game</text:p>
            </text:list-item>
            <text:list-item>
              <text:p text:style-name="P7">2 for Load game</text:p>
            </text:list-item>
            <text:list-item>
              <text:p text:style-name="P8">3 for Quit (exit the game)</text:p>
            </text:list-item>
          </text:list>
        </text:list-item>
        <text:list-item>
          <text:p text:style-name="P9">NEW GAME</text:p>
          <text:list text:continue-numbering="true">
            <text:list-item>
              <text:p text:style-name="P10">If a New game is chosen I prompt the user to choose a number of players between 2 – 6 and then dynamically allocate memory for a player positions array using malloc. I then initialise the player positions to 0, otherwise unpredictable numbers will show up.<text:s/></text:p>
            </text:list-item>
          </text:list>
        </text:list-item>
      </text:list>
      <text:p text:style-name="P11">EG: <text:s text:c="5"/>-81476546</text:p>
      <text:list text:style-name="LFO4" text:continue-numbering="true">
        <text:list-item>
          <text:p text:style-name="P12">I then call two functions, one to initialise the snakes and ladders positions (board), and one to print the locations.</text:p>
        </text:list-item>
        <text:list-item>
          <text:p text:style-name="P13">After displaying the board to the user, I present them with a new menu giving the options</text:p>
          <text:list text:continue-numbering="true">
            <text:list-item>
              <text:p text:style-name="P14">1 to Roll Dice (take turns)</text:p>
            </text:list-item>
            <text:list-item>
              <text:p text:style-name="P15">2 to Save the game</text:p>
            </text:list-item>
            <text:list-item>
              <text:p text:style-name="P16">3 to Quit (go back)</text:p>
            </text:list-item>
          </text:list>
        </text:list-item>
        <text:list-item>
          <text:p text:style-name="P17">If the user decides to the roll the dice,<text:s/>a function – playerTurn() will be called if there isn’t a winner already.<text:s/>The playerTurn() function works so that if winner == false then the players will keep taking turns until there is a winner.<text:s/>The playerTurn function is where the user will choose either</text:p>
          <text:list text:continue-numbering="true">
            <text:list-item>
              <text:p text:style-name="P18">1 to Roll</text:p>
            </text:list-item>
            <text:list-item>
              <text:p text:style-name="P19">Or 2 to<text:s/>go Back (quit)</text:p>
            </text:list-item>
          </text:list>
        </text:list-item>
        <text:list-item>
          <text:p text:style-name="P20">When they roll a rollDice() function returns a random number which increments the player position. I then loop through my arrays of snakes and ladders structs to check if the player position equals that of a snake head or ladder bottom. The function then checks if the player position<text:s/>is greater than or equal to 100, if so winner is set to true which breaks the loop.</text:p>
        </text:list-item>
      </text:list>
      <text:p text:style-name="P21"/>
      <text:list text:style-name="LFO4" text:continue-numbering="true">
        <text:list-item>
          <text:p text:style-name="P22">SAVE GAME AND LOAD GAME functions are done using file handling. If a user chooses saveGame() then the array data such as snake structs, ladder structs and player positions will be written to a file that the user specifies the name of, along with the number of players that were in the game. =&gt; important to save the number of players otherwise upon loading the game you will not be able to know what size the player positions array needs when dynamically allocating memory using malloc.<text:s/></text:p>
        </text:list-item>
      </text:list>
      <text:p text:style-name="P23"/>
      <text:p text:style-name="P24">loadGame() asks the user to enter the name of the file they saved their game in and then populates the arrays with the file data.</text:p>
      <text:soft-page-break/>
      <text:p text:style-name="ListParagraph"><text:span text:style-name="T25">After a game is loaded, printBoard() is called and playerTurn() is called once again to resume the g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mian Nolan</meta:initial-creator>
    <dc:creator>Damian Nolan</dc:creator>
    <meta:creation-date>2016-01-09T13:15:00Z</meta:creation-date>
    <dc:date>2016-01-09T13:35:00Z</dc:date>
    <meta:template xlink:href="Normal" xlink:type="simple"/>
    <meta:editing-cycles>2</meta:editing-cycles>
    <meta:editing-duration>PT1200S</meta:editing-duration>
    <meta:document-statistic meta:page-count="2" meta:paragraph-count="4" meta:word-count="337" meta:character-count="2257" meta:row-count="16" meta:non-whitespace-character-count="1924"/>
  </office:meta>
</office:document-meta>
</file>